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HandlerDispatcher.download( URL src , File dest , CopyProgress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HandlerDispatcher.getLastModified( URL url , int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HandlerDispatcher.getLastModified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HandlerDispatcher.getHandler( String protoco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HandlerDispatcher.getContentLength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HandlerDispatcher.getURLInfo( URL url , int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HandlerDispatcher.isReachable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HandlerDispatcher.getURLInfo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HandlerDispatcher.get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HandlerDispatcher.getContentLength( URL url , int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HandlerDispatcher.isReachable( URL url , int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HandlerDispatcher.setDownloader( String protocol , URLHandler down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HandlerDispatcher.setRequestMethod( int request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LHandlerDispatcher.setDefault( URLHandler default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HandlerDispatcher.upload( File src , URL dest , CopyProgressListene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HandlerDispatcher.openStream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HandlerDispatcher.URLHandlerDisp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